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5" manifest:media-type="application/octet-stream"/>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 4"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Impact" fo:color="#E7E6E6" fo:font-size="36pt" style:font-size-asian="36pt" style:font-size-complex="36pt" fo:language="en" fo:country="US"/>
    </style:style>
    <style:style style:name="P2" style:parent-style-name="Normal" style:family="paragraph">
      <style:text-properties style:font-name="Impact" fo:color="#E7E6E6" fo:font-size="20pt" style:font-size-asian="20pt" style:font-size-complex="20pt" fo:language="en" fo:country="US"/>
    </style:style>
    <style:style style:name="P3" style:parent-style-name="Normal" style:family="paragraph">
      <style:text-properties style:font-name="Impact" fo:color="#E7E6E6" fo:font-size="20pt" style:font-size-asian="20pt" style:font-size-complex="20pt" fo:language="en" fo:country="US"/>
    </style:style>
    <style:style style:name="P4" style:parent-style-name="Normal" style:family="paragraph">
      <style:text-properties style:font-name="Impact" fo:color="#E7E6E6" fo:font-size="20pt" style:font-size-asian="20pt" style:font-size-complex="20pt" fo:language="en" fo:country="US"/>
    </style:style>
    <style:style style:name="P5" style:parent-style-name="Normal" style:family="paragraph">
      <style:text-properties style:font-name="Impact" fo:color="#E7E6E6" fo:font-size="20pt" style:font-size-asian="20pt" style:font-size-complex="20pt" fo:language="en" fo:country="US"/>
    </style:style>
    <style:style style:name="P6" style:parent-style-name="Normal" style:family="paragraph">
      <style:text-properties style:font-name="Impact" fo:color="#E7E6E6" fo:font-size="20pt" style:font-size-asian="20pt" style:font-size-complex="20pt" fo:language="en" fo:country="US"/>
    </style:style>
    <style:style style:name="P7" style:parent-style-name="Normal" style:family="paragraph">
      <style:text-properties style:font-name="Impact" fo:color="#E7E6E6" fo:font-size="20pt" style:font-size-asian="20pt" style:font-size-complex="20pt" fo:language="en" fo:country="US"/>
    </style:style>
    <style:style style:name="P8" style:parent-style-name="Normal" style:family="paragraph">
      <style:text-properties style:font-name="Impact" fo:color="#E7E6E6" fo:font-size="20pt" style:font-size-asian="20pt" style:font-size-complex="20pt" fo:language="en" fo:country="US"/>
    </style:style>
    <style:style style:name="P9" style:parent-style-name="Normal" style:family="paragraph">
      <style:text-properties style:font-name="Impact" fo:color="#E7E6E6" fo:font-size="20pt" style:font-size-asian="20pt" style:font-size-complex="20pt" fo:language="en" fo:country="US"/>
    </style:style>
    <style:style style:name="P10" style:parent-style-name="Normal" style:family="paragraph">
      <style:text-properties style:font-name="Impact" fo:color="#E7E6E6" fo:font-size="20pt" style:font-size-asian="20pt" style:font-size-complex="20pt" fo:language="en" fo:country="US"/>
    </style:style>
    <style:style style:name="P11" style:parent-style-name="Normal" style:family="paragraph">
      <style:text-properties style:font-name="Impact" fo:color="#E7E6E6" fo:font-size="20pt" style:font-size-asian="20pt" style:font-size-complex="20pt" fo:language="en" fo:country="US"/>
    </style:style>
    <style:style style:name="P12" style:parent-style-name="Normal" style:family="paragraph">
      <style:text-properties style:font-name="Impact" fo:color="#E7E6E6" fo:font-size="20pt" style:font-size-asian="20pt" style:font-size-complex="20pt" fo:language="en" fo:country="US"/>
    </style:style>
    <style:style style:name="P13" style:parent-style-name="Normal" style:family="paragraph">
      <style:text-properties style:font-name="Impact" fo:color="#E7E6E6" fo:font-size="20pt" style:font-size-asian="20pt" style:font-size-complex="20pt" fo:language="en" fo:country="US"/>
    </style:style>
    <style:style style:name="P14" style:parent-style-name="Normal" style:family="paragraph">
      <style:text-properties style:font-name="Century Gothic" fo:color="#E7E6E6" fo:font-size="20pt" style:font-size-asian="20pt" style:font-size-complex="20pt" fo:language="en" fo:country="US"/>
    </style:style>
    <style:style style:name="P15" style:parent-style-name="Normal" style:family="paragraph">
      <style:text-properties style:font-name="Century Gothic" fo:font-weight="bold" style:font-weight-asian="bold" fo:language="en" fo:country="US"/>
    </style:style>
    <style:style style:name="TableColumn17" style:family="table-column">
      <style:table-column-properties style:column-width="3.343in"/>
    </style:style>
    <style:style style:name="TableColumn18" style:family="table-column">
      <style:table-column-properties style:column-width="3.343in"/>
    </style:style>
    <style:style style:name="Table16" style:family="table">
      <style:table-properties style:width="6.6861in" fo:margin-left="0in" table:align="left"/>
    </style:style>
    <style:style style:name="TableRow19" style:family="table-row">
      <style:table-row-properties/>
    </style:style>
    <style:style style:name="TableCell20" style:family="table-cell">
      <style:table-cell-properties fo:border="0.0069in solid #AEAAAA" style:writing-mode="lr-tb" fo:padding-top="0in" fo:padding-left="0.075in" fo:padding-bottom="0in" fo:padding-right="0.075in"/>
    </style:style>
    <style:style style:name="P21" style:parent-style-name="Normal" style:family="paragraph">
      <style:paragraph-properties fo:margin-bottom="0in" fo:line-height="250%"/>
      <style:text-properties style:font-name="Century Gothic"/>
    </style:style>
    <style:style style:name="TableCell22" style:family="table-cell">
      <style:table-cell-properties fo:border="0.0069in solid #AEAAAA" style:writing-mode="lr-tb" fo:padding-top="0in" fo:padding-left="0.075in" fo:padding-bottom="0in" fo:padding-right="0.075in"/>
    </style:style>
    <style:style style:name="P23" style:parent-style-name="Normal" style:family="paragraph">
      <style:paragraph-properties fo:margin-bottom="0in" fo:line-height="250%"/>
      <style:text-properties style:font-name="Century Gothic"/>
    </style:style>
    <style:style style:name="TableRow24" style:family="table-row">
      <style:table-row-properties/>
    </style:style>
    <style:style style:name="TableCell25" style:family="table-cell">
      <style:table-cell-properties fo:border="0.0069in solid #AEAAAA" style:writing-mode="lr-tb" fo:padding-top="0in" fo:padding-left="0.075in" fo:padding-bottom="0in" fo:padding-right="0.075in"/>
    </style:style>
    <style:style style:name="P26" style:parent-style-name="Normal" style:family="paragraph">
      <style:paragraph-properties fo:margin-bottom="0in" fo:line-height="250%"/>
    </style:style>
    <style:style style:name="T27" style:parent-style-name="profilecardavatarthumb" style:family="text">
      <style:text-properties style:font-name="Century Gothic"/>
    </style:style>
    <style:style style:name="TableCell28" style:family="table-cell">
      <style:table-cell-properties fo:border="0.0069in solid #AEAAAA" style:writing-mode="lr-tb" fo:padding-top="0in" fo:padding-left="0.075in" fo:padding-bottom="0in" fo:padding-right="0.075in"/>
    </style:style>
    <style:style style:name="P29" style:parent-style-name="Normal" style:family="paragraph">
      <style:paragraph-properties fo:margin-bottom="0in" fo:line-height="250%"/>
      <style:text-properties style:font-name="Century Gothic"/>
    </style:style>
    <style:style style:name="TableRow30" style:family="table-row">
      <style:table-row-properties/>
    </style:style>
    <style:style style:name="TableCell31" style:family="table-cell">
      <style:table-cell-properties fo:border="0.0069in solid #AEAAAA" style:writing-mode="lr-tb" fo:padding-top="0in" fo:padding-left="0.075in" fo:padding-bottom="0in" fo:padding-right="0.075in"/>
    </style:style>
    <style:style style:name="P32" style:parent-style-name="Normal" style:family="paragraph">
      <style:paragraph-properties fo:margin-bottom="0in" fo:line-height="250%"/>
      <style:text-properties style:font-name="Century Gothic"/>
    </style:style>
    <style:style style:name="TableCell33" style:family="table-cell">
      <style:table-cell-properties fo:border="0.0069in solid #AEAAAA" style:writing-mode="lr-tb" fo:padding-top="0in" fo:padding-left="0.075in" fo:padding-bottom="0in" fo:padding-right="0.075in"/>
    </style:style>
    <style:style style:name="P34" style:parent-style-name="Normal" style:family="paragraph">
      <style:paragraph-properties fo:margin-bottom="0in" fo:line-height="250%"/>
      <style:text-properties style:font-name="Century Gothic"/>
    </style:style>
    <style:style style:name="P35" style:parent-style-name="Normal" style:family="paragraph">
      <style:text-properties style:font-name="Century Gothic"/>
    </style:style>
    <style:style style:name="P36" style:parent-style-name="Normal" style:family="paragraph">
      <style:text-properties style:font-name="Century Gothic"/>
    </style:style>
    <style:style style:name="P37" style:parent-style-name="Normal" style:family="paragraph">
      <style:paragraph-properties fo:break-before="page"/>
      <style:text-properties style:font-name="Century Gothic" fo:hyphenate="true"/>
    </style:style>
    <style:style style:name="T38" style:parent-style-name="Standardskrifttypeiafsnit" style:family="text">
      <style:text-properties style:font-name="Century Gothic"/>
    </style:style>
    <style:style style:name="T39" style:parent-style-name="Standardskrifttypeiafsnit" style:family="text">
      <style:text-properties style:font-name="Century Gothic"/>
    </style:style>
    <style:style style:name="T40" style:parent-style-name="Hyperlink" style:family="text">
      <style:text-properties style:font-name="Century Gothic"/>
    </style:style>
    <style:style style:name="T41" style:parent-style-name="Standardskrifttypeiafsnit" style:family="text">
      <style:text-properties style:font-name="Century Gothic"/>
    </style:style>
    <style:style style:name="P42" style:parent-style-name="Normal" style:family="paragraph">
      <style:text-properties style:font-name="Century Gothic"/>
    </style:style>
    <style:style style:name="P43" style:parent-style-name="Normal" style:family="paragraph">
      <style:text-properties style:font-name="Century Gothic"/>
    </style:style>
    <style:style style:name="T44" style:parent-style-name="Standardskrifttypeiafsnit" style:family="text">
      <style:text-properties style:font-name="Century Gothic" fo:font-weight="bold" style:font-weight-asian="bold" fo:font-size="14pt" style:font-size-asian="14pt" style:font-size-complex="14pt" fo:language="en" fo:country="US"/>
    </style:style>
    <style:style style:name="T45" style:parent-style-name="Standardskrifttypeiafsnit" style:family="text">
      <style:text-properties style:font-name="Century Gothic" fo:font-weight="bold" style:font-weight-asian="bold" fo:font-size="14pt" style:font-size-asian="14pt" style:font-size-complex="14pt"/>
    </style:style>
    <style:style style:name="P46" style:parent-style-name="Normal" style:family="paragraph">
      <style:paragraph-properties fo:keep-with-next="always"/>
    </style:style>
    <style:style style:name="P47" style:parent-style-name="Billedtekst" style:family="paragraph">
      <style:text-properties fo:language="en" fo:country="GB"/>
    </style:style>
    <style:style style:name="P48" style:parent-style-name="Normal" style:family="paragraph">
      <style:text-properties style:font-name="Century Gothic" fo:font-weight="bold" style:font-weight-asian="bold" fo:font-size="14pt" style:font-size-asian="14pt" style:font-size-complex="14pt" fo:language="en" fo:country="US"/>
    </style:style>
    <style:style style:name="P49" style:parent-style-name="Normal" style:family="paragraph">
      <style:text-properties style:font-name="Century Gothic" fo:language="en" fo:country="US"/>
    </style:style>
    <style:style style:name="P50" style:parent-style-name="Normal" style:family="paragraph">
      <style:text-properties style:font-name="Century Gothic" fo:font-weight="bold" style:font-weight-asian="bold" fo:font-size="14pt" style:font-size-asian="14pt" style:font-size-complex="14pt" fo:language="en" fo:country="US"/>
    </style:style>
    <style:style style:name="P51" style:parent-style-name="Normal" style:family="paragraph">
      <style:text-properties style:font-name="Century Gothic" fo:font-weight="bold" style:font-weight-asian="bold" fo:language="en" fo:country="US"/>
    </style:style>
    <style:style style:name="P52" style:parent-style-name="Normal" style:family="paragraph">
      <style:paragraph-properties fo:break-before="page"/>
      <style:text-properties style:font-name="Century Gothic" fo:font-weight="bold" style:font-weight-asian="bold" fo:language="en" fo:country="US" fo:hyphenate="true"/>
    </style:style>
    <style:style style:name="P53" style:parent-style-name="Normal" style:family="paragraph">
      <style:text-properties style:font-name="Century Gothic" fo:font-weight="bold" style:font-weight-asian="bold" fo:language="en" fo:country="US"/>
    </style:style>
    <style:style style:name="P54" style:parent-style-name="Normal" style:family="paragraph">
      <style:text-properties fo:language="en" fo:country="US"/>
    </style:style>
    <style:style style:name="P55" style:parent-style-name="Normal" style:family="paragraph">
      <style:text-properties style:font-name="Century Gothic" fo:language="en" fo:country="US"/>
    </style:style>
    <style:style style:name="P56" style:parent-style-name="Normal" style:family="paragraph">
      <style:text-properties style:font-name="Century Gothic" fo:language="en" fo:country="US"/>
    </style:style>
    <style:style style:name="P57" style:parent-style-name="Normal" style:family="paragraph">
      <style:text-properties style:font-name="Century Gothic" fo:language="en" fo:country="US"/>
    </style:style>
    <style:style style:name="P58" style:parent-style-name="Normal" style:family="paragraph">
      <style:paragraph-properties fo:break-before="page"/>
      <style:text-properties style:font-name="Century Gothic" fo:font-weight="bold" style:font-weight-asian="bold" fo:language="en" fo:country="US" fo:hyphenate="true"/>
    </style:style>
    <style:style style:name="P59" style:parent-style-name="Normal" style:family="paragraph">
      <style:text-properties style:font-name="Century Gothic" fo:font-weight="bold" style:font-weight-asian="bold" fo:language="en" fo:country="US"/>
    </style:style>
    <style:style style:name="P60" style:parent-style-name="Normal" style:family="paragraph">
      <style:text-properties fo:language="en" fo:country="GB"/>
    </style:style>
    <style:style style:name="P61" style:parent-style-name="Normal" style:family="paragraph">
      <style:text-properties style:font-name="Century Gothic" fo:language="en" fo:country="GB"/>
    </style:style>
    <style:style style:name="P62" style:parent-style-name="Normal" style:family="paragraph">
      <style:paragraph-properties fo:break-before="page"/>
      <style:text-properties style:font-name="Century Gothic" fo:font-weight="bold" style:font-weight-asian="bold" fo:language="en" fo:country="US"/>
    </style:style>
    <style:style style:name="P63" style:parent-style-name="Normal" style:family="paragraph">
      <style:text-properties style:font-name="Century Gothic" fo:font-weight="bold" style:font-weight-asian="bold" fo:language="en" fo:country="US"/>
    </style:style>
    <style:style style:name="P64" style:parent-style-name="Normal" style:family="paragraph">
      <style:text-properties fo:language="en" fo:country="US"/>
    </style:style>
    <style:style style:name="P65" style:parent-style-name="Normal" style:family="paragraph">
      <style:text-properties style:font-name="Century Gothic" fo:language="en" fo:country="US"/>
    </style:style>
    <style:style style:name="P66" style:parent-style-name="Normal" style:family="paragraph">
      <style:text-properties style:font-name="Century Gothic" fo:language="en" fo:country="US"/>
    </style:style>
    <style:style style:name="P67" style:parent-style-name="Normal" style:family="paragraph">
      <style:paragraph-properties fo:break-before="page"/>
      <style:text-properties style:font-name="Century Gothic" fo:font-weight="bold" style:font-weight-asian="bold" fo:language="en" fo:country="US" fo:hyphenate="true"/>
    </style:style>
    <style:style style:name="P68" style:parent-style-name="Normal" style:family="paragraph">
      <style:text-properties style:font-name="Century Gothic" fo:font-weight="bold" style:font-weight-asian="bold" fo:language="en" fo:country="US"/>
    </style:style>
    <style:style style:name="P69" style:parent-style-name="Normal" style:family="paragraph">
      <style:text-properties fo:language="en" fo:country="GB"/>
    </style:style>
    <style:style style:name="P70" style:parent-style-name="Normal" style:family="paragraph">
      <style:text-properties style:font-name="Century Gothic" fo:language="en" fo:country="GB"/>
    </style:style>
    <style:style style:name="P71" style:parent-style-name="Normal" style:family="paragraph">
      <style:paragraph-properties fo:break-before="page"/>
      <style:text-properties style:font-name="Century Gothic" fo:font-weight="bold" style:font-weight-asian="bold" fo:language="en" fo:country="GB" fo:hyphenate="true"/>
    </style:style>
    <style:style style:name="P72" style:parent-style-name="Normal" style:family="paragraph">
      <style:text-properties style:font-name="Century Gothic" fo:font-weight="bold" style:font-weight-asian="bold" fo:language="en" fo:country="GB"/>
    </style:style>
    <style:style style:name="P73" style:parent-style-name="Normal" style:family="paragraph">
      <style:text-properties fo:language="en" fo:country="GB"/>
    </style:style>
    <style:style style:name="P74" style:parent-style-name="Normal" style:family="paragraph">
      <style:text-properties style:font-name="Century Gothic" fo:language="en" fo:country="GB"/>
    </style:style>
    <style:style style:name="P75" style:parent-style-name="Normal" style:family="paragraph">
      <style:text-properties style:font-name="Century Gothic" fo:language="en" fo:country="GB"/>
    </style:style>
    <style:style style:name="P76" style:parent-style-name="Normal" style:family="paragraph">
      <style:text-properties style:font-name="Century Gothic" fo:language="en" fo:country="GB"/>
    </style:style>
    <style:style style:name="P77" style:parent-style-name="Normal" style:family="paragraph">
      <style:text-properties style:font-name="Century Gothic" fo:language="en" fo:country="GB"/>
    </style:style>
    <style:style style:name="P78" style:parent-style-name="Normal" style:family="paragraph">
      <style:text-properties style:font-name="Century Gothic" fo:language="en" fo:country="GB"/>
    </style:style>
    <style:style style:name="P79" style:parent-style-name="Normal" style:family="paragraph">
      <style:text-properties style:font-name="Century Gothic" fo:language="en" fo:country="GB"/>
    </style:style>
    <style:style style:name="P80" style:parent-style-name="Normal" style:family="paragraph">
      <style:text-properties style:font-name="Century Gothic" fo:language="en" fo:country="GB"/>
    </style:style>
    <style:style style:name="P81" style:parent-style-name="Normal" style:family="paragraph">
      <style:text-properties style:font-name="Century Gothic" fo:language="en" fo:country="GB"/>
    </style:style>
    <style:style style:name="T82" style:parent-style-name="Standardskrifttypeiafsnit" style:family="text">
      <style:text-properties style:font-name="Century Gothic" fo:language="en" fo:country="GB"/>
    </style:style>
    <style:style style:name="T83" style:parent-style-name="Standardskrifttypeiafsnit" style:family="text">
      <style:text-properties style:font-name="Century Gothic" fo:language="en" fo:country="GB"/>
    </style:style>
    <style:style style:name="T84" style:parent-style-name="Standardskrifttypeiafsnit" style:family="text">
      <style:text-properties style:font-name="Century Gothic" fo:font-weight="bold" style:font-weight-asian="bold" fo:language="en" fo:country="GB"/>
    </style:style>
    <style:style style:name="T85" style:parent-style-name="Standardskrifttypeiafsnit" style:family="text">
      <style:text-properties style:font-name="Century Gothic" fo:language="en" fo:country="GB"/>
    </style:style>
    <style:style style:name="T86" style:parent-style-name="Standardskrifttypeiafsnit" style:family="text">
      <style:text-properties style:font-name="Century Gothic" fo:language="en" fo:country="GB"/>
    </style:style>
    <style:style style:name="T87" style:parent-style-name="Standardskrifttypeiafsnit" style:family="text">
      <style:text-properties style:font-name="Century Gothic" fo:language="en" fo:country="GB"/>
    </style:style>
    <style:style style:name="P88" style:parent-style-name="Normal" style:family="paragraph">
      <style:text-properties style:font-name="Century Gothic" fo:font-weight="bold" style:font-weight-asian="bold" fo:language="en" fo:country="GB"/>
    </style:style>
    <style:style style:name="P89" style:parent-style-name="Normal" style:family="paragraph">
      <style:text-properties style:font-name="Century Gothic" fo:font-weight="bold" style:font-weight-asian="bold" fo:language="en" fo:country="GB"/>
    </style:style>
    <style:style style:name="TableColumn91" style:family="table-column">
      <style:table-column-properties style:column-width="0.5368in"/>
    </style:style>
    <style:style style:name="TableColumn92" style:family="table-column">
      <style:table-column-properties style:column-width="0.4652in"/>
    </style:style>
    <style:style style:name="TableColumn93" style:family="table-column">
      <style:table-column-properties style:column-width="0.5881in"/>
    </style:style>
    <style:style style:name="TableColumn94" style:family="table-column">
      <style:table-column-properties style:column-width="0.2909in"/>
    </style:style>
    <style:style style:name="TableColumn95" style:family="table-column">
      <style:table-column-properties style:column-width="0.9409in"/>
    </style:style>
    <style:style style:name="TableColumn96" style:family="table-column">
      <style:table-column-properties style:column-width="0.4597in"/>
    </style:style>
    <style:style style:name="TableColumn97" style:family="table-column">
      <style:table-column-properties style:column-width="0.6125in"/>
    </style:style>
    <style:style style:name="TableColumn98" style:family="table-column">
      <style:table-column-properties style:column-width="0.8527in"/>
    </style:style>
    <style:style style:name="TableColumn99" style:family="table-column">
      <style:table-column-properties style:column-width="0.5187in"/>
    </style:style>
    <style:style style:name="TableColumn100" style:family="table-column">
      <style:table-column-properties style:column-width="0.6055in"/>
    </style:style>
    <style:style style:name="Table90" style:family="table">
      <style:table-properties style:width="5.8715in" fo:margin-left="0in" table:align="left"/>
    </style:style>
    <style:style style:name="TableRow101" style:family="table-row">
      <style:table-row-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250%"/>
      <style:text-properties fo:font-weight="bold" style:font-weight-asian="bold"/>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250%"/>
      <style:text-properties fo:font-weight="bold" style:font-weight-asian="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250%"/>
      <style:text-properties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250%"/>
      <style:text-properties fo:font-weight="bold" style:font-weight-asian="bold"/>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250%"/>
      <style:text-properties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250%"/>
      <style:text-properties fo:font-weight="bold" style:font-weight-asian="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250%"/>
      <style:text-properties fo:font-weight="bold" style:font-weight-asian="bold"/>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250%"/>
      <style:text-properties fo:font-weight="bold" style:font-weight-asian="bold"/>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250%"/>
      <style:text-properties fo:font-weight="bold" style:font-weight-asian="bold"/>
    </style:style>
    <style:style style:name="TableRow122" style:family="table-row">
      <style:table-row-propertie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250%"/>
      <style:text-properties fo:font-size="18pt" style:font-size-asian="18pt" style:font-size-complex="18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250%"/>
      <style:text-properties fo:font-size="18pt" style:font-size-asian="18pt" style:font-size-complex="18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250%"/>
      <style:text-properties fo:font-size="18pt" style:font-size-asian="18pt" style:font-size-complex="18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250%"/>
      <style:text-properties fo:font-size="18pt" style:font-size-asian="18pt" style:font-size-complex="18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250%"/>
      <style:text-properties fo:font-size="18pt" style:font-size-asian="18pt" style:font-size-complex="18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250%"/>
      <style:text-properties fo:font-size="18pt" style:font-size-asian="18pt" style:font-size-complex="18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250%"/>
      <style:text-properties fo:font-size="18pt" style:font-size-asian="18pt" style:font-size-complex="18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250%"/>
      <style:text-properties fo:font-size="18pt" style:font-size-asian="18pt" style:font-size-complex="18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250%"/>
      <style:text-properties fo:font-size="18pt" style:font-size-asian="18pt" style:font-size-complex="18pt"/>
    </style:style>
    <style:style style:name="TableRow143" style:family="table-row">
      <style:table-row-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250%"/>
      <style:text-properties fo:font-size="18pt" style:font-size-asian="18pt" style:font-size-complex="18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fo:line-height="250%"/>
      <style:text-properties fo:font-size="18pt" style:font-size-asian="18pt" style:font-size-complex="18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250%"/>
      <style:text-properties fo:font-size="18pt" style:font-size-asian="18pt" style:font-size-complex="18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250%"/>
      <style:text-properties fo:font-size="18pt" style:font-size-asian="18pt" style:font-size-complex="18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250%"/>
      <style:text-properties fo:font-size="18pt" style:font-size-asian="18pt" style:font-size-complex="18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250%"/>
      <style:text-properties fo:font-size="18pt" style:font-size-asian="18pt" style:font-size-complex="18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250%"/>
      <style:text-properties fo:font-size="18pt" style:font-size-asian="18pt" style:font-size-complex="18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250%"/>
      <style:text-properties fo:font-size="18pt" style:font-size-asian="18pt" style:font-size-complex="18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250%"/>
      <style:text-properties fo:font-size="18pt" style:font-size-asian="18pt" style:font-size-complex="18pt"/>
    </style:style>
    <style:style style:name="TableRow164" style:family="table-row">
      <style:table-row-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250%"/>
      <style:text-properties fo:font-size="18pt" style:font-size-asian="18pt" style:font-size-complex="18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250%"/>
      <style:text-properties fo:font-size="18pt" style:font-size-asian="18pt" style:font-size-complex="18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250%"/>
      <style:text-properties fo:font-size="18pt" style:font-size-asian="18pt" style:font-size-complex="18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250%"/>
      <style:text-properties fo:font-size="18pt" style:font-size-asian="18pt" style:font-size-complex="18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250%"/>
      <style:text-properties fo:font-size="18pt" style:font-size-asian="18pt" style:font-size-complex="18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250%"/>
      <style:text-properties fo:font-size="18pt" style:font-size-asian="18pt" style:font-size-complex="18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250%"/>
      <style:text-properties fo:font-size="18pt" style:font-size-asian="18pt" style:font-size-complex="18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250%"/>
      <style:text-properties fo:font-size="18pt" style:font-size-asian="18pt" style:font-size-complex="18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250%"/>
      <style:text-properties fo:font-size="18pt" style:font-size-asian="18pt" style:font-size-complex="18pt"/>
    </style:style>
    <style:style style:name="TableRow185" style:family="table-row">
      <style:table-row-properties/>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250%"/>
      <style:text-properties fo:font-size="18pt" style:font-size-asian="18pt" style:font-size-complex="18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bottom="0in" fo:line-height="250%"/>
      <style:text-properties fo:font-size="18pt" style:font-size-asian="18pt" style:font-size-complex="18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fo:line-height="250%"/>
      <style:text-properties fo:font-size="18pt" style:font-size-asian="18pt" style:font-size-complex="18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250%"/>
      <style:text-properties fo:font-size="18pt" style:font-size-asian="18pt" style:font-size-complex="18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250%"/>
      <style:text-properties fo:font-size="18pt" style:font-size-asian="18pt" style:font-size-complex="18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in" fo:line-height="250%"/>
      <style:text-properties fo:font-size="18pt" style:font-size-asian="18pt" style:font-size-complex="18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250%"/>
      <style:text-properties fo:font-size="18pt" style:font-size-asian="18pt" style:font-size-complex="18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250%"/>
      <style:text-properties fo:font-size="18pt" style:font-size-asian="18pt" style:font-size-complex="18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250%"/>
      <style:text-properties fo:font-size="18pt" style:font-size-asian="18pt" style:font-size-complex="18pt"/>
    </style:style>
    <style:style style:name="TableRow206" style:family="table-row">
      <style:table-row-properties/>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250%"/>
      <style:text-properties fo:font-size="18pt" style:font-size-asian="18pt" style:font-size-complex="18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fo:line-height="250%"/>
      <style:text-properties fo:font-size="18pt" style:font-size-asian="18pt" style:font-size-complex="18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fo:line-height="250%"/>
      <style:text-properties fo:font-size="18pt" style:font-size-asian="18pt" style:font-size-complex="18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250%"/>
      <style:text-properties fo:font-size="18pt" style:font-size-asian="18pt" style:font-size-complex="18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250%"/>
      <style:text-properties fo:font-size="18pt" style:font-size-asian="18pt" style:font-size-complex="18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fo:line-height="250%"/>
      <style:text-properties fo:font-size="18pt" style:font-size-asian="18pt" style:font-size-complex="18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250%"/>
      <style:text-properties fo:font-size="18pt" style:font-size-asian="18pt" style:font-size-complex="18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250%"/>
      <style:text-properties fo:font-size="18pt" style:font-size-asian="18pt" style:font-size-complex="18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250%"/>
      <style:text-properties fo:font-size="18pt" style:font-size-asian="18pt" style:font-size-complex="18pt"/>
    </style:style>
    <style:style style:name="TableRow227" style:family="table-row">
      <style:table-row-properties/>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250%"/>
      <style:text-properties fo:font-size="18pt" style:font-size-asian="18pt" style:font-size-complex="18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250%"/>
      <style:text-properties fo:font-size="18pt" style:font-size-asian="18pt" style:font-size-complex="18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fo:margin-bottom="0in" fo:line-height="250%"/>
      <style:text-properties fo:font-size="18pt" style:font-size-asian="18pt" style:font-size-complex="18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250%"/>
      <style:text-properties fo:font-size="18pt" style:font-size-asian="18pt" style:font-size-complex="18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250%"/>
      <style:text-properties fo:font-size="18pt" style:font-size-asian="18pt" style:font-size-complex="18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250%"/>
      <style:text-properties fo:font-size="18pt" style:font-size-asian="18pt" style:font-size-complex="18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250%"/>
      <style:text-properties fo:font-size="18pt" style:font-size-asian="18pt" style:font-size-complex="18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250%"/>
      <style:text-properties fo:font-size="18pt" style:font-size-asian="18pt" style:font-size-complex="18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250%"/>
      <style:text-properties fo:font-size="18pt" style:font-size-asian="18pt" style:font-size-complex="18pt"/>
    </style:style>
    <style:style style:name="P248" style:parent-style-name="Normal" style:family="paragraph">
      <style:text-properties style:font-name="Century Gothic" fo:font-weight="bold" style:font-weight-asian="bold"/>
    </style:style>
    <style:style style:name="P249" style:parent-style-name="Normal" style:family="paragraph">
      <style:paragraph-properties fo:line-height="100%"/>
      <style:text-properties style:font-name="Century Gothic" fo:language="en" fo:country="US"/>
    </style:style>
    <style:style style:name="P250" style:parent-style-name="Normal" style:family="paragraph">
      <style:paragraph-properties fo:line-height="100%"/>
      <style:text-properties style:font-name="Century Gothic" fo:language="en" fo:country="US"/>
    </style:style>
    <style:style style:name="P251" style:parent-style-name="Normal" style:family="paragraph">
      <style:paragraph-properties fo:line-height="100%"/>
      <style:text-properties style:font-name="Century Gothic" fo:language="en" fo:country="US"/>
    </style:style>
    <style:style style:name="P252" style:parent-style-name="Normal" style:family="paragraph">
      <style:text-properties style:font-name="Century Gothic" fo:language="en" fo:country="US"/>
    </style:style>
    <style:style style:name="P253" style:parent-style-name="Normal" style:family="paragraph">
      <style:text-properties style:font-name="Century Gothic" fo:language="en" fo:country="US"/>
    </style:style>
    <style:style style:name="P254" style:parent-style-name="Normal" style:family="paragraph">
      <style:text-properties style:font-name="Century Gothic" fo:font-weight="bold" style:font-weight-asian="bold" fo:font-size="14pt" style:font-size-asian="14pt" style:font-size-complex="14pt" fo:language="en" fo:country="GB"/>
    </style:style>
    <style:style style:name="P255" style:parent-style-name="Normal" style:family="paragraph">
      <style:text-properties style:font-name="Century Gothic" fo:language="en" fo:country="GB"/>
    </style:style>
    <style:style style:name="T256" style:parent-style-name="Standardskrifttypeiafsnit" style:family="text">
      <style:text-properties style:font-name="Century Gothic" fo:language="en" fo:country="GB"/>
    </style:style>
    <style:style style:name="T257" style:parent-style-name="Standardskrifttypeiafsnit" style:family="text">
      <style:text-properties style:font-name="Century Gothic" fo:language="en"/>
    </style:style>
    <style:style style:name="T258" style:parent-style-name="Standardskrifttypeiafsnit" style:family="text">
      <style:text-properties style:font-name="Century Gothic" fo:language="en"/>
    </style:style>
    <style:style style:name="P259" style:parent-style-name="Normal" style:family="paragraph">
      <style:text-properties style:font-name="Century Gothic" fo:language="en"/>
    </style:style>
    <style:style style:name="P260" style:parent-style-name="Normal" style:family="paragraph">
      <style:text-properties style:font-name="Century Gothic" fo:language="en"/>
    </style:style>
    <style:style style:name="P261" style:parent-style-name="Normal" style:family="paragraph">
      <style:text-properties style:font-name="Century Gothic" fo:language="en"/>
    </style:style>
    <style:style style:name="P262" style:parent-style-name="Normal" style:family="paragraph">
      <style:text-properties style:font-name="Century Gothic" fo:language="en"/>
    </style:style>
    <style:style style:name="T263" style:parent-style-name="Standardskrifttypeiafsnit" style:family="text">
      <style:text-properties style:font-name="Century Gothic" fo:font-weight="bold" style:font-weight-asian="bold" fo:font-size="14pt" style:font-size-asian="14pt" style:font-size-complex="14pt" fo:language="en"/>
    </style:style>
    <style:style style:name="T264" style:parent-style-name="Standardskrifttypeiafsnit" style:family="text">
      <style:text-properties style:font-name="Century Gothic" fo:font-weight="bold" style:font-weight-asian="bold" fo:font-size="14pt" style:font-size-asian="14pt" style:font-size-complex="14pt" fo:language="en" fo:country="GB"/>
    </style:style>
    <style:style style:name="P265" style:parent-style-name="Normal" style:family="paragraph">
      <style:text-properties style:font-name="Century Gothic" fo:language="en" fo:country="GB"/>
    </style:style>
    <style:style style:name="T266" style:parent-style-name="Standardskrifttypeiafsnit" style:family="text">
      <style:text-properties style:font-name="Century Gothic" fo:language="en" fo:country="GB"/>
    </style:style>
    <style:style style:name="T267" style:parent-style-name="Standardskrifttypeiafsnit" style:family="text">
      <style:text-properties style:font-name="Century Gothic" fo:language="en" fo:country="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SWT Hand in 2 Microwave ove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2"/>Gruppe 23</text:p>
      <table:table table:style-name="Table16">
        <table:table-columns>
          <table:table-column table:style-name="TableColumn17"/>
          <table:table-column table:style-name="TableColumn18"/>
        </table:table-columns>
        <table:table-row table:style-name="TableRow19">
          <table:table-cell table:style-name="TableCell20">
            <text:p text:style-name="P21">Casper Janerka Ingeberg</text:p>
          </table:table-cell>
          <table:table-cell table:style-name="TableCell22">
            <text:p text:style-name="P23">201609470</text:p>
          </table:table-cell>
        </table:table-row>
        <table:table-row table:style-name="TableRow24">
          <table:table-cell table:style-name="TableCell25">
            <text:p text:style-name="P26"><text:span text:style-name="T27">Martin Lynge Dalgaard</text:span></text:p>
          </table:table-cell>
          <table:table-cell table:style-name="TableCell28">
            <text:p text:style-name="P29">20112806</text:p>
          </table:table-cell>
        </table:table-row>
        <table:table-row table:style-name="TableRow30">
          <table:table-cell table:style-name="TableCell31">
            <text:p text:style-name="P32">Lisbeth Wittendorff Lorentzzen</text:p>
          </table:table-cell>
          <table:table-cell table:style-name="TableCell33">
            <text:p text:style-name="P34">201404006</text:p>
          </table:table-cell>
        </table:table-row>
      </table:table>
      <text:p text:style-name="P35"/>
      <text:p text:style-name="P36"/>
      <text:p text:style-name="P37"/>
      <text:p text:style-name="Normal"><text:span text:style-name="T38">URL til Jenkins:<text:s/></text:span><text:a xlink:href="https://l.facebook.com/l.php?u=http%3A%2F%2Fci3.ase.au.dk%3A8080%2Fjob%2FSWT23_MicrowaveOvenIntegration%2F&amp;h=ATMu6-ERiHA8hPaYQRPbVXJN_kUgfPb8zb1uYRUt7bVCcVi0cZS-QI5jqb6G4tUv93T2luOvMtWjrI9RnR3hkjfglnPv0Z8bYZMwvtsGqCQotCyB3A" office:target-frame-name="_top" xlink:show="replace"><text:span text:style-name="Hyperlink">http://ci3.ase.a</text:span><text:span text:style-name="Hyperlink">u.dk:8080/job/SWT23_MicrowaveOvenIntegration/</text:span></text:a><text:span text:style-name="_3oh-"><text:s/></text:span></text:p>
      <text:p text:style-name="Normal"><text:span text:style-name="T39">URL til GitHub:<text:s/></text:span><text:a xlink:href="https://github.com/Martin-Dalgaard/MicrowaveOven" office:target-frame-name="_top" xlink:show="replace"><text:span text:style-name="T40">https://github.com/Martin-Dalgaard/MicrowaveOven</text:span></text:a><text:span text:style-name="T41"><text:s/></text:span></text:p>
      <text:p text:style-name="P42"/>
      <text:p text:style-name="P43"/>
      <text:p text:style-name="Normal"><text:span text:style-name="T44">Dependency</text:span><text:span text:style-name="T45"><text:s/>Tree diagram</text:span></text:p>
      <text:p text:style-name="P46"><draw:frame draw:z-index="251658240" draw:id="id0" draw:style-name="a0" draw:name="Object 15" text:anchor-type="as-char" svg:x="0in" svg:y="0in" svg:width="4.45208in" svg:height="3.63472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47">Figur 1 - Dependeny<text:s/>tree diagram for microwave oven systemet</text:p>
      <text:p text:style-name="P48">Integration Plan</text:p>
      <text:p text:style-name="P49">As seen in the below figures and the description of the integration steps scheme Top-down integration has been chosen for this project.</text:p>
      <text:p text:style-name="P50"/>
      <text:p text:style-name="P51"/>
      <text:p text:style-name="P52"/>
      <text:p text:style-name="P53">Step 1</text:p>
      <text:p text:style-name="Normal"><draw:frame draw:z-index="0" draw:id="id1" draw:style-name="a1" draw:name="Object 8" text:anchor-type="as-char" svg:x="0in" svg:y="0in" svg:width="4.26111in" svg:height="3.93889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54"/>
      <text:p text:style-name="P55">In this first step we<text:s/>test use case step 1-5 by opening and closing the door and then checking if the light goes on and off.</text:p>
      <text:p text:style-name="P56">After that we check if pressing the button will result in something being displayed.</text:p>
      <text:p text:style-name="P57">And finally, we check extension 1-4.<text:s/><text:line-break/>Extension 1 &amp; 2 resulting in the display being cleared.<text:s/><text:line-break/>Extension 3 &amp; 4 resulting in cook controller receiving the call stop.</text:p>
      <text:p text:style-name="P58"/>
      <text:p text:style-name="P59">Step 2</text:p>
      <text:p text:style-name="Normal"><draw:frame draw:z-index="0" draw:id="id2" draw:style-name="a2" draw:name="Object 12" text:anchor-type="as-char" svg:x="0in" svg:y="0in" svg:width="4.26111in" svg:height="3.93889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60"/>
      <text:p text:style-name="P61">In this step we test if the light goes on and off by opening the door and checking if output receives a logline with the<text:s/>correct message.</text:p>
      <text:p text:style-name="P62"/>
      <text:p text:style-name="P63">Step 3</text:p>
      <text:p text:style-name="Normal"><draw:frame draw:z-index="0" draw:id="id3" draw:style-name="a3" draw:name="Object 16" text:anchor-type="as-char" svg:x="0in" svg:y="0in" svg:width="4.25208in" svg:height="3.93889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64"/>
      <text:p text:style-name="P65">In this step we test the connection between UI and CookController by pressing start which results in the timer getting a start message with the default time of 60.</text:p>
      <text:p text:style-name="P66">Afterwards we test the connection between CookController and UI by doing the same, but this time trigger a timer elapsed event and then check if the light outputs light off.</text:p>
      <text:p text:style-name="P67"/>
      <text:p text:style-name="P68">Step 4</text:p>
      <text:p text:style-name="Normal"><draw:frame draw:z-index="0" draw:id="id4" draw:style-name="a4" draw:name="Object 20" text:anchor-type="as-char" svg:x="0in" svg:y="0in" svg:width="4.22639in" svg:height="3.93889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9"/>
      <text:p text:style-name="P70">In this step we test both connection to display. First by pressing the power button to see if display outputs power. And then by pressing start followed by a timer tick event which should make the display output time left.</text:p>
      <text:p text:style-name="P71"/>
      <text:p text:style-name="P72">Step 5 &amp; 6<text:s/></text:p>
      <text:p text:style-name="Normal"><draw:frame draw:z-index="0" draw:id="id5" draw:style-name="a5" draw:name="Object 24" text:anchor-type="as-char" svg:x="0in" svg:y="0in" svg:width="4.22639in" svg:height="3.93889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P73"/>
      <text:p text:style-name="P74">In step 5 we test the connection to powertube.<text:s/></text:p>
      <text:p text:style-name="P75">First we check Powertube with 50, 150, and 700 Watt.<text:s/>The first attempt with 50 watt goes well<text:s/>(the powertube outputs that it is on), since it is possible to write out 50%. The issue is that<text:s/>watt is trying to print as a percentage, we see the test fail with 150 and 700 watt. This is now corrected.</text:p>
      <text:p text:style-name="P76">Afterwards we do the same, but this time trigger a timer elapsed event which should result in powertube outputting a message saying it is off.</text:p>
      <text:p text:style-name="P77">In step 6 we test the connection to timer. This is our full integration test. Firstly we run the application by pressing start, then we wait for 59 seconds, clear all output messages, wait 2 seconds more and check to see if output received the correct ending statement. Which is that powertube is off, light<text:s/>is off and display has being cleared.<text:s/></text:p>
      <text:p text:style-name="P78">There is one error in OnTimeEvent<text:s/>in Timer.cs, TimeRemaining is specified in seonds<text:s/>and was set to:</text:p>
      <text:p text:style-name="P79">-<text:s text:c="2"/>= 1000. It is corrected to - = 1.</text:p>
      <text:p text:style-name="P80">In this final step, we test extension 3 &amp; 4 again.<text:s/></text:p>
      <text:p text:style-name="P81">Extension 3: by starting the microwave, and then instead of waiting 1 min, we wait 2 seconds, press cancel and check if everything finished correctly.</text:p>
      <text:soft-page-break/>
      <text:p text:style-name="Normal"><text:span text:style-name="T82">Extension 4: b</text:span><text:span text:style-name="T83">y starting the microwave, and then instead of waiting 1 min, we wait 2 seconds, open the door and check if everything finished correctly<text:s/></text:span><text:span text:style-name="T84">except<text:s/></text:span><text:span text:style-name="T85">light being turned off, which should not happen<text:s/></text:span><text:span text:style-name="T86">be</text:span><text:span text:style-name="T87">cause door is open.</text:span></text:p>
      <text:p text:style-name="P88"/>
      <text:p text:style-name="P89">Integration plan</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STEP</text:p>
          </table:table-cell>
          <table:table-cell table:style-name="TableCell104">
            <text:p text:style-name="P105">Door</text:p>
          </table:table-cell>
          <table:table-cell table:style-name="TableCell106">
            <text:p text:style-name="P107">Button</text:p>
          </table:table-cell>
          <table:table-cell table:style-name="TableCell108">
            <text:p text:style-name="P109">UI</text:p>
          </table:table-cell>
          <table:table-cell table:style-name="TableCell110">
            <text:p text:style-name="P111">CookControl</text:p>
          </table:table-cell>
          <table:table-cell table:style-name="TableCell112">
            <text:p text:style-name="P113">Light</text:p>
          </table:table-cell>
          <table:table-cell table:style-name="TableCell114">
            <text:p text:style-name="P115">Display</text:p>
          </table:table-cell>
          <table:table-cell table:style-name="TableCell116">
            <text:p text:style-name="P117">Powertube</text:p>
          </table:table-cell>
          <table:table-cell table:style-name="TableCell118">
            <text:p text:style-name="P119">Timer</text:p>
          </table:table-cell>
          <table:table-cell table:style-name="TableCell120">
            <text:p text:style-name="P121">Output</text:p>
          </table:table-cell>
        </table:table-row>
        <table:table-row table:style-name="TableRow122">
          <table:table-cell table:style-name="TableCell123">
            <text:p text:style-name="P124">1</text:p>
          </table:table-cell>
          <table:table-cell table:style-name="TableCell125">
            <text:p text:style-name="P126">D</text:p>
          </table:table-cell>
          <table:table-cell table:style-name="TableCell127">
            <text:p text:style-name="P128">D</text:p>
          </table:table-cell>
          <table:table-cell table:style-name="TableCell129">
            <text:p text:style-name="P130">X</text:p>
          </table:table-cell>
          <table:table-cell table:style-name="TableCell131">
            <text:p text:style-name="P132">S</text:p>
          </table:table-cell>
          <table:table-cell table:style-name="TableCell133">
            <text:p text:style-name="P134">S</text:p>
          </table:table-cell>
          <table:table-cell table:style-name="TableCell135">
            <text:p text:style-name="P136">S</text:p>
          </table:table-cell>
          <table:table-cell table:style-name="TableCell137">
            <text:p text:style-name="P138"/>
          </table:table-cell>
          <table:table-cell table:style-name="TableCell139">
            <text:p text:style-name="P140"/>
          </table:table-cell>
          <table:table-cell table:style-name="TableCell141">
            <text:p text:style-name="P142">S</text:p>
          </table:table-cell>
        </table:table-row>
        <table:table-row table:style-name="TableRow143">
          <table:table-cell table:style-name="TableCell144">
            <text:p text:style-name="P145">2</text:p>
          </table:table-cell>
          <table:table-cell table:style-name="TableCell146">
            <text:p text:style-name="P147">D</text:p>
          </table:table-cell>
          <table:table-cell table:style-name="TableCell148">
            <text:p text:style-name="P149">D</text:p>
          </table:table-cell>
          <table:table-cell table:style-name="TableCell150">
            <text:p text:style-name="P151">X</text:p>
          </table:table-cell>
          <table:table-cell table:style-name="TableCell152">
            <text:p text:style-name="P153">S</text:p>
          </table:table-cell>
          <table:table-cell table:style-name="TableCell154">
            <text:p text:style-name="P155">X</text:p>
          </table:table-cell>
          <table:table-cell table:style-name="TableCell156">
            <text:p text:style-name="P157">S</text:p>
          </table:table-cell>
          <table:table-cell table:style-name="TableCell158">
            <text:p text:style-name="P159"/>
          </table:table-cell>
          <table:table-cell table:style-name="TableCell160">
            <text:p text:style-name="P161"/>
          </table:table-cell>
          <table:table-cell table:style-name="TableCell162">
            <text:p text:style-name="P163">S</text:p>
          </table:table-cell>
        </table:table-row>
        <table:table-row table:style-name="TableRow164">
          <table:table-cell table:style-name="TableCell165">
            <text:p text:style-name="P166">3</text:p>
          </table:table-cell>
          <table:table-cell table:style-name="TableCell167">
            <text:p text:style-name="P168">X</text:p>
          </table:table-cell>
          <table:table-cell table:style-name="TableCell169">
            <text:p text:style-name="P170">D</text:p>
          </table:table-cell>
          <table:table-cell table:style-name="TableCell171">
            <text:p text:style-name="P172">X</text:p>
          </table:table-cell>
          <table:table-cell table:style-name="TableCell173">
            <text:p text:style-name="P174">X</text:p>
          </table:table-cell>
          <table:table-cell table:style-name="TableCell175">
            <text:p text:style-name="P176">X</text:p>
          </table:table-cell>
          <table:table-cell table:style-name="TableCell177">
            <text:p text:style-name="P178">S</text:p>
          </table:table-cell>
          <table:table-cell table:style-name="TableCell179">
            <text:p text:style-name="P180">S</text:p>
          </table:table-cell>
          <table:table-cell table:style-name="TableCell181">
            <text:p text:style-name="P182">S</text:p>
          </table:table-cell>
          <table:table-cell table:style-name="TableCell183">
            <text:p text:style-name="P184">S</text:p>
          </table:table-cell>
        </table:table-row>
        <table:table-row table:style-name="TableRow185">
          <table:table-cell table:style-name="TableCell186">
            <text:p text:style-name="P187">4</text:p>
          </table:table-cell>
          <table:table-cell table:style-name="TableCell188">
            <text:p text:style-name="P189">X</text:p>
          </table:table-cell>
          <table:table-cell table:style-name="TableCell190">
            <text:p text:style-name="P191">D</text:p>
          </table:table-cell>
          <table:table-cell table:style-name="TableCell192">
            <text:p text:style-name="P193">X</text:p>
          </table:table-cell>
          <table:table-cell table:style-name="TableCell194">
            <text:p text:style-name="P195">X</text:p>
          </table:table-cell>
          <table:table-cell table:style-name="TableCell196">
            <text:p text:style-name="P197">X</text:p>
          </table:table-cell>
          <table:table-cell table:style-name="TableCell198">
            <text:p text:style-name="P199">X</text:p>
          </table:table-cell>
          <table:table-cell table:style-name="TableCell200">
            <text:p text:style-name="P201">S</text:p>
          </table:table-cell>
          <table:table-cell table:style-name="TableCell202">
            <text:p text:style-name="P203">S</text:p>
          </table:table-cell>
          <table:table-cell table:style-name="TableCell204">
            <text:p text:style-name="P205">S</text:p>
          </table:table-cell>
        </table:table-row>
        <table:table-row table:style-name="TableRow206">
          <table:table-cell table:style-name="TableCell207">
            <text:p text:style-name="P208">5</text:p>
          </table:table-cell>
          <table:table-cell table:style-name="TableCell209">
            <text:p text:style-name="P210">X</text:p>
          </table:table-cell>
          <table:table-cell table:style-name="TableCell211">
            <text:p text:style-name="P212">D</text:p>
          </table:table-cell>
          <table:table-cell table:style-name="TableCell213">
            <text:p text:style-name="P214">X</text:p>
          </table:table-cell>
          <table:table-cell table:style-name="TableCell215">
            <text:p text:style-name="P216">X</text:p>
          </table:table-cell>
          <table:table-cell table:style-name="TableCell217">
            <text:p text:style-name="P218">X</text:p>
          </table:table-cell>
          <table:table-cell table:style-name="TableCell219">
            <text:p text:style-name="P220">X</text:p>
          </table:table-cell>
          <table:table-cell table:style-name="TableCell221">
            <text:p text:style-name="P222">X</text:p>
          </table:table-cell>
          <table:table-cell table:style-name="TableCell223">
            <text:p text:style-name="P224">X</text:p>
          </table:table-cell>
          <table:table-cell table:style-name="TableCell225">
            <text:p text:style-name="P226">S</text:p>
          </table:table-cell>
        </table:table-row>
        <table:table-row table:style-name="TableRow227">
          <table:table-cell table:style-name="TableCell228">
            <text:p text:style-name="P229">6</text:p>
          </table:table-cell>
          <table:table-cell table:style-name="TableCell230">
            <text:p text:style-name="P231">X</text:p>
          </table:table-cell>
          <table:table-cell table:style-name="TableCell232">
            <text:p text:style-name="P233">D</text:p>
          </table:table-cell>
          <table:table-cell table:style-name="TableCell234">
            <text:p text:style-name="P235">X</text:p>
          </table:table-cell>
          <table:table-cell table:style-name="TableCell236">
            <text:p text:style-name="P237">X</text:p>
          </table:table-cell>
          <table:table-cell table:style-name="TableCell238">
            <text:p text:style-name="P239">X</text:p>
          </table:table-cell>
          <table:table-cell table:style-name="TableCell240">
            <text:p text:style-name="P241">X</text:p>
          </table:table-cell>
          <table:table-cell table:style-name="TableCell242">
            <text:p text:style-name="P243">X</text:p>
          </table:table-cell>
          <table:table-cell table:style-name="TableCell244">
            <text:p text:style-name="P245">X</text:p>
          </table:table-cell>
          <table:table-cell table:style-name="TableCell246">
            <text:p text:style-name="P247">X</text:p>
          </table:table-cell>
        </table:table-row>
      </table:table>
      <text:p text:style-name="P248"/>
      <text:p text:style-name="P249">D: This module is included, and the one driven</text:p>
      <text:p text:style-name="P250">X: This module is included<text:s/></text:p>
      <text:p text:style-name="P251">S: This modules is<text:s/>stubbed or mocked<text:s/></text:p>
      <text:p text:style-name="P252"/>
      <text:p text:style-name="P253"/>
      <text:p text:style-name="P254">Explanation of choices for the integration strategy</text:p>
      <text:p text:style-name="P255">Surely Big Bang Integration is not the way to go around testing The Microwave Oven System which leaves the possibility to use Collaboration Integration, Sandwich Integration, Bottom-up, or Top-down.</text:p>
      <text:soft-page-break/>
      <text:p text:style-name="Normal"><text:span text:style-name="T256">Since the Collaboration model seems like a small Big Bang this was discarded from the beginning. The Sandwich model seems like a good choice with no real<text:s/></text:span><text:span text:style-name="T257">disadvantages, but although it combines the best of Top-down and Bottom-up this also w</text:span><text:span text:style-name="T258">asn’t chosen since it firstly takes a lot of planning, secondly the Dependency Tree is not very deep, and thirdly the group hasn’t tried neither Top-down or Bottom-up before.</text:span></text:p>
      <text:p text:style-name="P259">Button-up seems like a well-considered option, it reflects an engineering mindset<text:s/>and hardly needs any stubs.</text:p>
      <text:p text:style-name="P260">In the end the Top-down approach was chosen for different reasons. We did already see an example of Bottom-up in the solution provided for Roulette Game and - also in the code for the testing of The Microwave Oven System the stubs are already written.</text:p>
      <text:p text:style-name="P261"/>
      <text:p text:style-name="P262"/>
      <text:p text:style-name="Normal"><text:span text:style-name="T263">E</text:span><text:span text:style-name="T264">xplanation of any errors appearing during the integration tests, and how they were found</text:span></text:p>
      <text:p text:style-name="P265">In the last integration step, we tested extension 3 &amp; 4, here we noticed that even though we cancelled the microwave oven after only 2 seconds, the oven still finished successfully.</text:p>
      <text:p text:style-name="Normal"><text:span text:style-name="T266">This made us examine the timer class, where we noticed that the timer tick was set to 1000ms but in the timer tick function “1000” was also subtracted from time remaining, this is a slip up, as time remaining is i</text:span><text:span text:style-name="T267">n seconds and not microsecond. We corrected this by only subtracting 1 from time remaining every timer tic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profilecardavatarthumb" style:display-name="profilecardavatarthumb" style:family="text" style:parent-style-name="Standardskrifttypeiafsni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_3oh-" style:display-name="_3oh-" style:family="text" style:parent-style-name="Standardskrifttypeiafsnit"/>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entury Gothic"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office:automatic-styles>
  <office:master-styles>
    <style:master-page style:name="MP0" style:page-layout-name="PL0">
      <style:footer>
        <text:p text:style-name="Sidefod">[<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beth Wittendorff Lorentzen</meta:initial-creator>
    <dc:creator>Lisbeth Wittendorff Lorentzen</dc:creator>
    <meta:creation-date>2018-03-21T12:26:00Z</meta:creation-date>
    <dc:date>2018-04-11T12:52:00Z</dc:date>
    <meta:template xlink:href="Normal" xlink:type="simple"/>
    <meta:editing-cycles>41</meta:editing-cycles>
    <meta:editing-duration>PT19440S</meta:editing-duration>
    <meta:document-statistic meta:page-count="9" meta:paragraph-count="11" meta:word-count="777" meta:character-count="5508" meta:row-count="39" meta:non-whitespace-character-count="4742"/>
  </office:meta>
</office:document-meta>
</file>